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094cm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86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538cm" loext:decorative="false"/>
      <style:paragraph-properties style:writing-mode="lr-tb"/>
    </style:style>
    <style:style style:name="gr9" style:family="graphic" style:parent-style-name="objectwithoutfill">
      <style:graphic-properties draw:stroke="solid" svg:stroke-color="#000000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82cm" loext:decorative="false"/>
      <style:paragraph-properties style:writing-mode="lr-tb"/>
    </style:style>
    <style:style style:name="gr11" style:family="graphic" style:parent-style-name="objectwithoutfill">
      <style:graphic-properties draw:stroke="solid" svg:stroke-color="#000000" draw:marker-end="Arrowheads_20_5" draw:marker-end-width="0.3cm" draw:fill="none" draw:textarea-vertical-align="middle" loext:decorative="false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63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8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868cm" loext:decorative="false"/>
      <style:paragraph-properties style:writing-mode="lr-tb"/>
    </style:style>
    <style:style style:name="gr15" style:family="graphic" style:parent-style-name="objectwithoutfill">
      <style:graphic-properties draw:stroke="solid" svg:stroke-color="#000000" draw:marker-end="Arrowheads_20_3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908cm" loext:decorative="false"/>
      <style:paragraph-properties style:writing-mode="lr-tb"/>
    </style:style>
    <style:style style:name="gr17" style:family="graphic" style:parent-style-name="objectwithoutfill">
      <style:graphic-properties draw:stroke="solid" svg:stroke-color="#000000" draw:marker-end="Arrowheads_20_4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2cm" fo:margin-bottom="0.2cm" fo:line-height="115%" fo:text-indent="0cm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15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text-properties fo:color="#ff0000" loext:opacity="100%"/>
    </style:style>
    <style:style style:name="P15" style:family="paragraph">
      <loext:graphic-properties draw:fill="none" draw:fill-color="#ffffff"/>
      <style:text-properties fo:color="#ff0000" loext:opacity="100%"/>
    </style:style>
    <style:style style:name="P16" style:family="paragraph">
      <style:text-properties fo:color="#c40062" loext:opacity="100%"/>
    </style:style>
    <style:style style:name="P17" style:family="paragraph">
      <loext:graphic-properties draw:fill="none" draw:fill-color="#ffffff"/>
      <style:text-properties fo:color="#c40062" loext:opacity="100%"/>
    </style:style>
    <style:style style:name="P18" style:family="paragraph">
      <loext:graphic-properties draw:fill="none"/>
      <style:paragraph-properties fo:text-align="center"/>
      <style:text-properties fo:color="#c40062" loext:opacity="100%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fo:color="#c40062" loext:opacity="100%"/>
    </style:style>
    <style:style style:name="T7" style:family="text">
      <style:text-properties fo:font-variant="normal" fo:text-transform="none" fo:color="#004f9e" loext:opacity="100%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Noto Sans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e28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55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08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57ae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f1c1b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a60ca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f0303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daee9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f1c1b" loext:opacity="10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ff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b0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9e004f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Ferramentas para programação paralela: Pthread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17.24cm" svg:height="3cm" svg:x="9.26cm" svg:y="17.5cm" presentation:class="outline" presentation:user-transformed="true">
          <draw:text-box>
            <text:p text:style-name="P5"><text:span text:style-name="T3">Baseado no material do Prof. FERRETO, T. Programação Paralela. 2006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Pthreads (POSIX Threads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delo de execução que existe independentemente de uma linguagem de programação, bem como um modelo de execução paralela</text:p>
              </text:list-item>
              <text:list-item>
                <text:p>Permite que um programa controle vários fluxos diferentes de trabalho que se sobrepõem no tempo</text:p>
              </text:list-item>
              <text:list-item>
                <text:p>Cada fluxo de trabalho é chamado de thread, e a criação e o controle sobre esses fluxos são obtidos por meio de chamadas para a <text:span text:style-name="T4">API POSIX Threads</text:span><text:span text:style-name="T5"> (definida pelo padrão IEEE Std 1003.1c-1995)</text:span></text:p>
              </text:list-item>
              <text:list-item>
                <text:p><text:span text:style-name="T5">Existem implementações para vários SOs, incluindo Linux e Windows</text:span></text:p>
                <text:list>
                  <text:list-item>
                    <text:p><text:span text:style-name="T5">No Linux geralmente se usa a biblioteca </text:span><text:span text:style-name="T6">libpth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Pthread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e um conjunto de tipos, funções e constantes, para a linguagem C</text:p>
              </text:list-item>
              <text:list-item>
                <text:p>É implementado com um cabeçalho <text:span text:style-name="T6">pthread.h</text:span> e uma biblioteca de threads</text:p>
              </text:list-item>
              <text:list-item>
                <text:p>Existem cerca de 100 procedimentos de threads, todos prefixados <text:span text:style-name="T6">pthread_</text:span>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list text:style-name="L1">
              <text:list-item>
                <text:p text:style-name="P10"><text:span text:style-name="T7">Pthreads - </text:span>5 grupos ou categorias</text:p>
              </text:list-item>
            </text:list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erenciamento de threads – criação, junção de threads, etc.</text:p>
              </text:list-item>
              <text:list-item>
                <text:p>Mutexes</text:p>
              </text:list-item>
              <text:list-item>
                <text:p>Variáveis ​​de condição</text:p>
              </text:list-item>
              <text:list-item>
                <text:p>Sincronização entre threads usando bloqueios e barreiras de leitura e gravação</text:p>
              </text:list-item>
              <text:list-item>
                <text:p>Spinlocks</text:p>
              </text:list-item>
            </text:list>
          </draw:text-box>
        </draw:frame>
        <draw:frame draw:style-name="gr3" draw:text-style-name="P11" draw:layer="layout" svg:width="20.505cm" svg:height="1.725cm" svg:x="6.495cm" svg:y="5.965cm">
          <draw:text-box>
            <text:p>garante que apenas uma thread por vez tenha acesso a uma região crítica do código ou a um recurso compartilhado</text:p>
          </draw:text-box>
        </draw:frame>
        <draw:frame draw:style-name="gr4" draw:text-style-name="P11" draw:layer="layout" svg:width="11.22cm" svg:height="2.007cm" svg:x="7.629cm" svg:y="12.891cm">
          <draw:text-box>
            <text:p>não suspende a thread, evita troca de context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Semáfor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API de semáforo POSIX funciona com threads POSIX, mas não faz parte do padrão de threads, tendo sido definida no padrão POSIX.1b, Real-time extensions (IEEE Std 1003.1b-1993)</text:p>
                <text:list>
                  <text:list-item>
                    <text:p>Consequentemente, os procedimentos de semáforo são prefixados por <text:span text:style-name="T6">sem_</text:span> em vez de <text:span text:style-name="T6">pthread_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9.985cm" svg:height="5.344cm" svg:x="4.678cm" svg:y="13.272cm">
          <draw:text-box>
            <text:p>Semáforo: permite que mais de uma thread acesse o mesmo recurso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3.61cm" svg:height="2cm" svg:x="1.89cm" svg:y="0.5cm" presentation:class="title" presentation:user-transformed="true">
          <draw:text-box>
            <text:p>Exemplo</text:p>
          </draw:text-box>
        </draw:frame>
        <draw:frame draw:style-name="gr6" draw:text-style-name="P13" draw:layer="layout" svg:width="25.665cm" svg:height="16.111cm" svg:x="1.455cm" svg:y="4.205cm">
          <draw:text-box>
            <text:p text:style-name="P12"><text:span text:style-name="T8">#include </text:span><text:span text:style-name="T9">&lt;stdio.h&gt;</text:span></text:p>
            <text:p text:style-name="P12"><text:span text:style-name="T8">#include </text:span><text:span text:style-name="T9">&lt;pthread.h&gt;</text:span></text:p>
            <text:p text:style-name="P12"><text:span text:style-name="T8">#include </text:span><text:span text:style-name="T9">&lt;unistd.h&gt;</text:span></text:p>
            <text:p text:style-name="P12"><text:span text:style-name="T9"/></text:p>
            <text:p text:style-name="P12"><text:span text:style-name="T8">#define NUM_THREADS </text:span><text:span text:style-name="T10">5</text:span></text:p>
            <text:p text:style-name="P12"><text:span text:style-name="T10"/></text:p>
            <text:p text:style-name="P12"><text:span text:style-name="T11">void</text:span><text:span text:style-name="T12"> </text:span><text:span text:style-name="T13">* </text:span><text:span text:style-name="T12">perform_work</text:span><text:span text:style-name="T13">(</text:span><text:span text:style-name="T11">void</text:span><text:span text:style-name="T12"> </text:span><text:span text:style-name="T13">* </text:span><text:span text:style-name="T12">arg</text:span><text:span text:style-name="T13">){</text:span></text:p>
            <text:p text:style-name="P12"><text:span text:style-name="T12"><text:s text:c="4"/></text:span><text:span text:style-name="T11">int</text:span><text:span text:style-name="T12"> index </text:span><text:span text:style-name="T13">=</text:span><text:span text:style-name="T12"> </text:span><text:span text:style-name="T13">*((</text:span><text:span text:style-name="T11">int</text:span><text:span text:style-name="T12"> </text:span><text:span text:style-name="T13">*)</text:span><text:span text:style-name="T12">arg</text:span><text:span text:style-name="T13">);</text:span></text:p>
            <text:p text:style-name="P12"><text:span text:style-name="T12"><text:s text:c="4"/></text:span><text:span text:style-name="T11">int</text:span><text:span text:style-name="T12"> sleep_time </text:span><text:span text:style-name="T13">=</text:span><text:span text:style-name="T12"> </text:span><text:span text:style-name="T10">1</text:span><text:span text:style-name="T12"> </text:span><text:span text:style-name="T13">+</text:span><text:span text:style-name="T12"> rand</text:span><text:span text:style-name="T13">()</text:span><text:span text:style-name="T12"> </text:span><text:span text:style-name="T13">%</text:span><text:span text:style-name="T12"> NUM_THREADS</text:span><text:span text:style-name="T13">;</text:span></text:p>
            <text:p text:style-name="P12"><text:span text:style-name="T12"><text:s text:c="4"/>printf</text:span><text:span text:style-name="T13">(</text:span><text:span text:style-name="T14">"Thread </text:span><text:span text:style-name="T15">%d</text:span><text:span text:style-name="T14">: Sleeping for </text:span><text:span text:style-name="T15">%d</text:span><text:span text:style-name="T14"> seconds.</text:span><text:span text:style-name="T15">\n</text:span><text:span text:style-name="T14">"</text:span><text:span text:style-name="T13">,</text:span><text:span text:style-name="T12"> index</text:span><text:span text:style-name="T13">,</text:span><text:span text:style-name="T12"> sleep_time</text:span><text:span text:style-name="T13">);</text:span></text:p>
            <text:p text:style-name="P12"><text:span text:style-name="T12"><text:s text:c="4"/>sleep</text:span><text:span text:style-name="T13">(</text:span><text:span text:style-name="T12">sleep_time</text:span><text:span text:style-name="T13">);</text:span></text:p>
            <text:p text:style-name="P12"><text:span text:style-name="T12"><text:s text:c="4"/>printf</text:span><text:span text:style-name="T13">(</text:span><text:span text:style-name="T14">"Thread </text:span><text:span text:style-name="T15">%d</text:span><text:span text:style-name="T14">: Ended.</text:span><text:span text:style-name="T15">\n</text:span><text:span text:style-name="T14">"</text:span><text:span text:style-name="T13">,</text:span><text:span text:style-name="T12"> index</text:span><text:span text:style-name="T13">);</text:span></text:p>
            <text:p text:style-name="P12"><text:span text:style-name="T12"><text:s text:c="4"/></text:span><text:span text:style-name="T16">return</text:span><text:span text:style-name="T12"> NULL</text:span><text:span text:style-name="T13">;</text:span></text:p>
            <text:p text:style-name="P12"><text:span text:style-name="T17">}</text:span></text:p>
            <text:p text:style-name="P12"><text:span text:style-name="T17"/></text:p>
          </draw:text-box>
        </draw:frame>
        <draw:frame draw:style-name="gr7" draw:text-style-name="P15" draw:layer="layout" svg:width="3.757cm" svg:height="0.988cm" svg:x="11.945cm" svg:y="19.736cm">
          <draw:text-box>
            <text:p text:style-name="P14">(continua)</text:p>
          </draw:text-box>
        </draw:frame>
        <draw:frame draw:style-name="gr8" draw:text-style-name="P17" draw:layer="layout" svg:width="11.339cm" svg:height="2.788cm" svg:x="15.781cm" svg:y="9.685cm">
          <draw:text-box>
            <text:p text:style-name="P16">gerar um tempo de espera aleatório para cada thread</text:p>
          </draw:text-box>
        </draw:frame>
        <draw:line draw:style-name="gr9" draw:text-style-name="P18" draw:layer="layout" svg:x1="16.253cm" svg:y1="11.528cm" svg:x2="14.978cm" svg:y2="12.331cm">
          <text:p/>
        </draw:line>
        <draw:frame draw:style-name="gr10" draw:text-style-name="P17" draw:layer="layout" svg:width="10.498cm" svg:height="2.462cm" svg:x="14.893cm" svg:y="3.67cm">
          <draw:text-box>
            <text:p text:style-name="P16">arquivo de cabeçalho que fornece acesso à API do sistema operacional POSIX</text:p>
          </draw:text-box>
        </draw:frame>
        <draw:line draw:style-name="gr11" draw:text-style-name="P19" draw:layer="layout" svg:x1="13.954cm" svg:y1="5.121cm" svg:x2="9.346cm" svg:y2="6.87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Exemplo</text:p>
          </draw:text-box>
        </draw:frame>
        <draw:frame draw:style-name="gr12" draw:text-style-name="P13" draw:layer="layout" svg:width="25.665cm" svg:height="14.882cm" svg:x="1.456cm" svg:y="4.583cm">
          <draw:text-box>
            <text:p text:style-name="P12"><text:span text:style-name="T11">int</text:span><text:span text:style-name="T12"> main</text:span><text:span text:style-name="T13">(</text:span><text:span text:style-name="T11">void</text:span><text:span text:style-name="T13">)</text:span><text:span text:style-name="T12"> </text:span><text:span text:style-name="T13">{</text:span></text:p>
            <text:p text:style-name="P12"><text:span text:style-name="T12"><text:s text:c="4"/></text:span><text:span text:style-name="T18">pthread_t</text:span><text:span text:style-name="T12"> <text:s/></text:span><text:span text:style-name="T19">threads</text:span><text:span text:style-name="T13">[</text:span><text:span text:style-name="T12">NUM_THREADS</text:span><text:span text:style-name="T13">];</text:span></text:p>
            <text:p text:style-name="P12"><text:span text:style-name="T12"><text:s text:c="4"/></text:span><text:span text:style-name="T11">int</text:span><text:span text:style-name="T12"> </text:span><text:span text:style-name="T20">thread_args</text:span><text:span text:style-name="T13">[</text:span><text:span text:style-name="T12">NUM_THREADS</text:span><text:span text:style-name="T13">];</text:span></text:p>
            <text:p text:style-name="P12"><text:span text:style-name="T12"><text:s text:c="4"/></text:span><text:span text:style-name="T16">for</text:span><text:span text:style-name="T12"> </text:span><text:span text:style-name="T13">(</text:span><text:span text:style-name="T11">int</text:span><text:span text:style-name="T12"> i </text:span><text:span text:style-name="T13">=</text:span><text:span text:style-name="T12"> </text:span><text:span text:style-name="T10">0</text:span><text:span text:style-name="T13">;</text:span><text:span text:style-name="T12"> i </text:span><text:span text:style-name="T13">&lt;</text:span><text:span text:style-name="T12"> NUM_THREADS</text:span><text:span text:style-name="T13">;</text:span><text:span text:style-name="T12"> i</text:span><text:span text:style-name="T13">++)</text:span><text:span text:style-name="T12"> </text:span><text:span text:style-name="T13">{</text:span></text:p>
            <text:p text:style-name="P12"><text:span text:style-name="T12"><text:s text:c="8"/></text:span><text:span text:style-name="T20">thread_args</text:span><text:span text:style-name="T13">[</text:span><text:span text:style-name="T12">i</text:span><text:span text:style-name="T13">]</text:span><text:span text:style-name="T12"> </text:span><text:span text:style-name="T13">=</text:span><text:span text:style-name="T12"> i</text:span><text:span text:style-name="T13">;</text:span></text:p>
            <text:p text:style-name="P12"><text:span text:style-name="T12"><text:s text:c="8"/>pthread_create</text:span><text:span text:style-name="T13">(&amp;</text:span><text:span text:style-name="T19">threads</text:span><text:span text:style-name="T13">[</text:span><text:span text:style-name="T12">i</text:span><text:span text:style-name="T13">],</text:span><text:span text:style-name="T12"> NULL</text:span><text:span text:style-name="T13">,</text:span><text:span text:style-name="T12"> perform_work</text:span><text:span text:style-name="T13">,</text:span><text:span text:style-name="T12"> </text:span><text:span text:style-name="T13">&amp;</text:span><text:span text:style-name="T20">thread_args</text:span><text:span text:style-name="T13">[</text:span><text:span text:style-name="T12">i</text:span><text:span text:style-name="T13">]);</text:span></text:p>
            <text:p text:style-name="P12"><text:span text:style-name="T13"><text:s text:c="4"/>}</text:span></text:p>
            <text:p text:style-name="P12"><text:span text:style-name="T12"><text:s text:c="4"/></text:span><text:span text:style-name="T16">for</text:span><text:span text:style-name="T12"> </text:span><text:span text:style-name="T13">(</text:span><text:span text:style-name="T11">int</text:span><text:span text:style-name="T12"> i </text:span><text:span text:style-name="T13">=</text:span><text:span text:style-name="T12"> </text:span><text:span text:style-name="T10">0</text:span><text:span text:style-name="T13">;</text:span><text:span text:style-name="T12"> i </text:span><text:span text:style-name="T13">&lt;</text:span><text:span text:style-name="T12"> NUM_THREADS</text:span><text:span text:style-name="T13">;</text:span><text:span text:style-name="T12"> i</text:span><text:span text:style-name="T13">++)</text:span><text:span text:style-name="T12"> </text:span><text:span text:style-name="T13">{</text:span></text:p>
            <text:p text:style-name="P12"><text:span text:style-name="T12"><text:s text:c="8"/>pthread_join</text:span><text:span text:style-name="T13">(</text:span><text:span text:style-name="T19">threads</text:span><text:span text:style-name="T13">[</text:span><text:span text:style-name="T12">i</text:span><text:span text:style-name="T13">],</text:span><text:span text:style-name="T12"> NULL</text:span><text:span text:style-name="T13">);</text:span></text:p>
            <text:p text:style-name="P12"><text:span text:style-name="T13"><text:s text:c="4"/>}</text:span></text:p>
            <text:p text:style-name="P12"><text:span text:style-name="T12"><text:s text:c="4"/>printf</text:span><text:span text:style-name="T13">(</text:span><text:span text:style-name="T14">"Main program ended.</text:span><text:span text:style-name="T15">\n</text:span><text:span text:style-name="T14">"</text:span><text:span text:style-name="T13">);</text:span></text:p>
            <text:p text:style-name="P12"><text:span text:style-name="T12"><text:s text:c="4"/></text:span><text:span text:style-name="T16">return</text:span><text:span text:style-name="T12"> </text:span><text:span text:style-name="T10">0</text:span><text:span text:style-name="T13">;</text:span></text:p>
            <text:p text:style-name="P12"><text:span text:style-name="T17"><text:s text:c="4"/>}</text:span></text:p>
          </draw:text-box>
        </draw:frame>
        <draw:frame draw:style-name="gr13" draw:text-style-name="P15" draw:layer="layout" svg:width="4.884cm" svg:height="0.988cm" svg:x="12.097cm" svg:y="0.5cm">
          <draw:text-box>
            <text:p text:style-name="P14">(continuação)</text:p>
          </draw:text-box>
        </draw:frame>
        <draw:frame draw:style-name="gr14" draw:text-style-name="P11" draw:layer="layout" svg:width="11.718cm" svg:height="3.118cm" svg:x="15.922cm" svg:y="3.307cm">
          <draw:text-box>
            <text:p>tipo de dado usado para armazenar identificadores de threads POSIX.</text:p>
          </draw:text-box>
        </draw:frame>
        <draw:line draw:style-name="gr15" draw:text-style-name="P19" draw:layer="layout" svg:x1="15.544cm" svg:y1="3.732cm" svg:x2="5.078cm" svg:y2="5.864cm">
          <text:p/>
        </draw:line>
        <draw:frame draw:style-name="gr16" draw:text-style-name="P11" draw:layer="layout" svg:width="10.442cm" svg:height="4.158cm" svg:x="16.253cm" svg:y="13.559cm">
          <draw:text-box>
            <text:p>faz o programa aguardar a finalização da thread especificada.</text:p>
          </draw:text-box>
        </draw:frame>
        <draw:line draw:style-name="gr17" draw:text-style-name="P19" draw:layer="layout" svg:x1="16.253cm" svg:y1="14.174cm" svg:x2="13.749cm" svg:y2="13.607cm">
          <text:p/>
        </draw:line>
        <draw:frame draw:style-name="gr7" draw:text-style-name="P15" draw:layer="layout" svg:width="3.757cm" svg:height="0.988cm" svg:x="11.946cm" svg:y="19.736cm">
          <draw:text-box>
            <text:p text:style-name="P14">(continua)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ila com</text:p>
                <text:list>
                  <text:list-item>
                    <text:p>gcc thread.c -pthread -o thread.out</text:p>
                  </text:list-item>
                </text:list>
              </text:list-item>
              <text:list-item>
                <text:p>Saída</text:p>
                <text:list>
                  <text:list-item>
                    <text:p>$ ./thread.out <text:line-break/>Thread 0: Sleeping for 4 seconds.<text:line-break/>Thread 1: Sleeping for 2 seconds.<text:line-break/>Thread 2: Sleeping for 3 seconds.<text:line-break/>Thread 3: Sleeping for 1 seconds.<text:line-break/>Thread 4: Sleeping for 4 seconds.<text:line-break/>Thread 3: Ended.<text:line-break/>Thread 1: Ended.<text:line-break/>Thread 2: Ended.<text:line-break/>Thread 0: Ended.<text:line-break/>Thread 4: Ended.<text:line-break/>Main program ended.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4.884cm" svg:height="0.988cm" svg:x="12.097cm" svg:y="0.5cm">
          <draw:text-box>
            <text:p text:style-name="P14">(continuação)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 presentation:user-transformed="true">
          <draw:text-box>
            <text:p>Threads POSIX para Window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rojeto <text:span text:style-name="T21">Pthreads4w</text:span> busca fornecer uma implementação wrapper portátil e de código aberto</text:p>
              </text:list-item>
              <text:list-item>
                <text:p>Ele também pode ser usado para portar software Unix (que usa pthreads) com pouca ou nenhuma modificação na plataforma Windows</text:p>
              </text:list-item>
              <text:list-item>
                <text:p>A versão 3.0.0 ou posterior do Pthreads4w, lançada sob a Apache Public License v2.0, é compatível com sistemas Windows de 64 ou 32 bits</text:p>
              </text:list-item>
              <text:list-item>
                <text:p>O projeto <text:span text:style-name="T21">Mingw-w64</text:span> possui o <text:span text:style-name="T21">winpthreads</text:span>, sua biblioteca para "traduzir" pthreads (threads do Linux) para o Windows. Esta versão tenta ser mais otimizada que a Pthreads4w ao utilizar preferencialmente as funções originais do próprio Windows</text:p>
              </text:list-item>
              <text:list-item>
                <text:p>O subsistema de ambiente Interix disponível no pacote Windows Services for UNIX/Subsystem for UNIX-based Applications fornece uma porta nativa da API pthreads, não mapeada na API Win32, construída diretamente na interface syscall do sistema opera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3T17:55:12.539521617</dc:date>
    <meta:editing-duration>P2DT5H41M3S</meta:editing-duration>
    <meta:editing-cycles>301</meta:editing-cycles>
    <meta:generator>LibreOffice/25.2.6.2$Linux_X86_64 LibreOffice_project/520$Build-2</meta:generator>
    <meta:document-statistic meta:object-count="7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